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tl Hunting Camera Tool is a powerfull tool for ANY kind of hunting camera which makes work with cameras comfortable. No need any longer for rummaging in phone for MMS and SMS from cameras - <text:s/>all fotos and SMS messages from your cameras now in one place. </text:p>
      <text:p text:style-name="Standard">Arriving new message from a camera will alert you even the application is not running.</text:p>
      <text:p text:style-name="Standard">You can remotely control <text:span text:style-name="T4">Ltl Acorn</text:span><text:span text:style-name="T2">®</text:span><text:span text:style-name="T1"> cameras with SMS.</text:span></text:p>
      <text:p text:style-name="Standard">The tool works with unlimited number of cameras.</text:p>
      <text:p text:style-name="Standard">The application is absolutely safe as it doesn't change and doesn't move anywhere received MMS &amp; SMS messages. </text:p>
      <text:p text:style-name="Standard"/>
      <text:p text:style-name="Standard"><text:span text:style-name="T1">Coming soon:</text:span></text:p>
      <text:list text:style-name="L1">
        <text:list-item>
          <text:p text:style-name="P1"><text:span text:style-name="T1">new languages support</text:span></text:p>
        </text:list-item>
        <text:list-item>
          <text:p text:style-name="P1"><text:span text:style-name="T1">SMTP fotos support</text:span></text:p>
        </text:list-item>
        <text:list-item>
          <text:p text:style-name="P1"><text:span text:style-name="T1">SMS remote control for different types of cameras</text:span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5-10-25T19:16:13</dc:date>
    <meta:editing-cycles>1</meta:editing-cycles>
    <meta:editing-duration>P3DT1H38M38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9" meta:word-count="111" meta:character-count="653"/>
  </office:meta>
</office:document-meta>
</file>